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cd28" officeooo:paragraph-rsid="0016cd28"/>
    </style:style>
    <style:style style:name="P2" style:family="paragraph" style:parent-style-name="Standard" style:list-style-name="L1">
      <style:text-properties officeooo:rsid="0016cd28" officeooo:paragraph-rsid="0016cd28"/>
    </style:style>
    <style:style style:name="P3" style:family="paragraph" style:parent-style-name="Standard" style:list-style-name="L2">
      <style:text-properties officeooo:rsid="0016cd28" officeooo:paragraph-rsid="0016cd28"/>
    </style:style>
    <style:style style:name="P4" style:family="paragraph" style:parent-style-name="Standard" style:list-style-name="L3">
      <style:text-properties officeooo:rsid="0016cd28" officeooo:paragraph-rsid="0016cd28"/>
    </style:style>
    <style:style style:name="P5" style:family="paragraph" style:parent-style-name="Standard">
      <style:paragraph-properties fo:text-align="center" style:justify-single-word="false"/>
      <style:text-properties fo:font-size="14pt" fo:text-shadow="1pt 1pt" fo:font-weight="bold" officeooo:rsid="0016cd28" officeooo:paragraph-rsid="0016cd28" style:font-size-asian="14pt" style:font-weight-asian="bold" style:font-size-complex="14pt" style:font-weight-complex="bold"/>
    </style:style>
    <style:style style:name="P6" style:family="paragraph" style:parent-style-name="Standard">
      <style:text-properties fo:font-size="14pt" fo:font-weight="bold" officeooo:rsid="0016cd28" officeooo:paragraph-rsid="0016cd28" style:font-size-asian="14pt" style:font-weight-asian="bold" style:font-size-complex="14pt" style:font-weight-complex="bold"/>
    </style:style>
    <style:style style:name="P7" style:family="paragraph" style:parent-style-name="Standard">
      <style:text-properties fo:font-size="14pt" fo:font-style="normal" fo:font-weight="bold" officeooo:rsid="0016cd28" officeooo:paragraph-rsid="0016cd28" style:font-size-asian="14pt" style:font-style-asian="normal" style:font-weight-asian="bold" style:font-size-complex="14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C-2200 Plug-in</text:p>
      <text:p text:style-name="P5">Release Notes Version 1.0</text:p>
      <text:p text:style-name="P1"/>
      <text:p text:style-name="P6">Features:</text:p>
      <text:list xml:id="list193530083252321523" text:style-name="L1">
        <text:list-item>
          <text:p text:style-name="P2">Syntax Highlighting for LC-2200 Source Code</text:p>
        </text:list-item>
        <text:list-item>
          <text:p text:style-name="P2">Error checking for LC-2200 Source Code</text:p>
        </text:list-item>
        <text:list-item>
          <text:p text:style-name="P2">Automated build support into 16-bit and 32-bit assembly code</text:p>
        </text:list-item>
        <text:list-item>
          <text:p text:style-name="P2">View a breakdown of 16-bit assembly next to your code via LC-2200 Perspective</text:p>
        </text:list-item>
        <text:list-item>
          <text:p text:style-name="P2">Support for LC-2200 Projects containing LC-2200 source files</text:p>
        </text:list-item>
        <text:list-item>
          <text:p text:style-name="P2">Builds source files into 16-bit and 32-bit hex files for potential use in simulator</text:p>
        </text:list-item>
        <text:list-item>
          <text:p text:style-name="P2">Quick-fix support for common errors in source code</text:p>
        </text:list-item>
      </text:list>
      <text:p text:style-name="P1"/>
      <text:p text:style-name="P6">Features not implemented:</text:p>
      <text:list xml:id="list7888523485513034359" text:style-name="L2">
        <text:list-item>
          <text:p text:style-name="P3">Assembled code view only shows a binary breakdown of 16-bit code, not 32-bit code</text:p>
        </text:list-item>
        <text:list-item>
          <text:p text:style-name="P3">Warnings about immediate values and bit sizes are only tailored towards 16-bit code</text:p>
        </text:list-item>
      </text:list>
      <text:p text:style-name="P1"/>
      <text:p text:style-name="P7">Known Bugs:</text:p>
      <text:list xml:id="list2444470813950510229" text:style-name="L3">
        <text:list-item>
          <text:p text:style-name="P4">Quick-fix will occasionally delete an entire instruction when there is an error in one of its fields. As one of the last features we implemented we have not been able to isolate and fix the incident.</text:p>
        </text:list-item>
        <text:list-item>
          <text:p text:style-name="P4">Sometimes the assembled view in the LC-2200 Perspective does not update on file save. To fix this one can try clicking in a different view to kickstart it.</text:p>
        </text:list-item>
        <text:list-item>
          <text:p text:style-name="P4">Programs will require a newline at the end of the program due to current constraints in our grammar. We could not get the grammar to recognize the End of File token even though ANTLR should support it. Other alternative methods of achieving the same result from a different grammar resulted in instructions not being recognized until they were 100% compl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7:25:55.724000000</meta:creation-date>
    <dc:date>2016-04-25T17:31:55.277000000</dc:date>
    <meta:editing-duration>PT5M59S</meta:editing-duration>
    <meta:editing-cycles>1</meta:editing-cycles>
    <meta:document-statistic meta:table-count="0" meta:image-count="0" meta:object-count="0" meta:page-count="1" meta:paragraph-count="17" meta:word-count="239" meta:character-count="1396" meta:non-whitespace-character-count="1186"/>
    <meta:generator>LibreOffice/5.0.0.5$Windows_x86 LibreOffice_project/1b1a90865e348b492231e1c451437d7a15bb262b</meta:generator>
  </office:meta>
</office:document-meta>
</file>